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4.9291in"/>
    </style:style>
    <style:style style:name="co3" style:family="table-column">
      <style:table-column-properties fo:break-before="auto" style:column-width="10.354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C01-98-5014-1</text:p>
          </table:table-cell>
          <table:table-cell office:value-type="string">
            <text:p>Wonderland iPhone 13 Pro Max flip case - Ocean</text:p>
          </table:table-cell>
          <table:table-cell office:value-type="string">
            <text:p>A iPhone 13 Pro Max case with characteristic print made from durable imitation leather. The Wonderland case features two card slots and a pocket for cash notes. It has a magnetic clasp to keep the case closed and your iPhone 13 Pro Max protected. The back can be folded to hold the mobile in an angled position for convenient viewing.</text:p>
          </table:table-cell>
        </table:table-row>
        <table:table-row table:style-name="ro1">
          <table:table-cell office:value-type="string">
            <text:p>LC01-98-5014-3</text:p>
          </table:table-cell>
          <table:table-cell office:value-type="string">
            <text:p>Wonderland iPhone 13 Pro Max flip case - Boho Pattern</text:p>
          </table:table-cell>
          <table:table-cell office:value-type="string">
            <text:p>A iPhone 13 Pro Max case with characteristic print made from durable imitation leather. The Wonderland case features two card slots and a pocket for cash notes. It has a magnetic clasp to keep the case closed and your iPhone 13 Pro Max protected. The back can be folded to hold the mobile in an angled position for convenient viewing.</text:p>
          </table:table-cell>
        </table:table-row>
        <table:table-row table:style-name="ro1">
          <table:table-cell office:value-type="string">
            <text:p>LC01-98-5014-4</text:p>
          </table:table-cell>
          <table:table-cell office:value-type="string">
            <text:p>Wonderland iPhone 13 Pro Max flip case - Monkey</text:p>
          </table:table-cell>
          <table:table-cell office:value-type="string">
            <text:p>A iPhone 13 Pro Max case with characteristic print made from durable imitation leather. The Wonderland case features two card slots and a pocket for cash notes. It has a magnetic clasp to keep the case closed and your iPhone 13 Pro Max protected. The back can be folded to hold the mobile in an angled position for convenient viewing.</text:p>
          </table:table-cell>
        </table:table-row>
        <table:table-row table:style-name="ro1">
          <table:table-cell office:value-type="string">
            <text:p>LC01-98-5014-5</text:p>
          </table:table-cell>
          <table:table-cell office:value-type="string">
            <text:p>Wonderland iPhone 13 Pro Max flip case - Heart</text:p>
          </table:table-cell>
          <table:table-cell office:value-type="string">
            <text:p>A iPhone 13 Pro Max case with characteristic print made from durable imitation leather. The Wonderland case features two card slots and a pocket for cash notes. It has a magnetic clasp to keep the case closed and your iPhone 13 Pro Max protected. The back can be folded to hold the mobile in an angled position for convenient viewing.</text:p>
          </table:table-cell>
        </table:table-row>
        <table:table-row table:style-name="ro1">
          <table:table-cell office:value-type="string">
            <text:p>LC01-98-5014-7</text:p>
          </table:table-cell>
          <table:table-cell office:value-type="string">
            <text:p>Wonderland iPhone 13 Pro Max flip case - Geometry</text:p>
          </table:table-cell>
          <table:table-cell office:value-type="string">
            <text:p>A iPhone 13 Pro Max case with characteristic print made from durable imitation leather. The Wonderland case features two card slots and a pocket for cash notes. It has a magnetic clasp to keep the case closed and your iPhone 13 Pro Max protected. The back can be folded to hold the mobile in an angled position for convenient viewing.</text:p>
          </table:table-cell>
        </table:table-row>
        <table:table-row table:style-name="ro1">
          <table:table-cell office:value-type="string">
            <text:p>LC01-98-5014-8</text:p>
          </table:table-cell>
          <table:table-cell office:value-type="string">
            <text:p>Wonderland iPhone 13 Pro Max flip case - Butterfly</text:p>
          </table:table-cell>
          <table:table-cell office:value-type="string">
            <text:p>A iPhone 13 Pro Max case with characteristic print made from durable imitation leather. The Wonderland case features two card slots and a pocket for cash notes. It has a magnetic clasp to keep the case closed and your iPhone 13 Pro Max protected. The back can be folded to hold the mobile in an angled position for convenient viewing.</text:p>
          </table:table-cell>
        </table:table-row>
        <table:table-row table:style-name="ro1">
          <table:table-cell office:value-type="string">
            <text:p>LC01-98-5014-9</text:p>
          </table:table-cell>
          <table:table-cell office:value-type="string">
            <text:p>Wonderland iPhone 13 Pro Max flip case - Oil Painting</text:p>
          </table:table-cell>
          <table:table-cell office:value-type="string">
            <text:p>A iPhone 13 Pro Max case with characteristic print made from durable imitation leather. The Wonderland case features two card slots and a pocket for cash notes. It has a magnetic clasp to keep the case closed and your iPhone 13 Pro Max protected. The back can be folded to hold the mobile in an angled position for convenient viewing.</text:p>
          </table:table-cell>
        </table:table-row>
        <table:table-row table:style-name="ro1">
          <table:table-cell office:value-type="string">
            <text:p>LC01-98-5014-10</text:p>
          </table:table-cell>
          <table:table-cell office:value-type="string">
            <text:p>Wonderland iPhone 13 Pro Max flip case - Feather</text:p>
          </table:table-cell>
          <table:table-cell office:value-type="string">
            <text:p>A iPhone 13 Pro Max case with characteristic print made from durable imitation leather. The Wonderland case features two card slots and a pocket for cash notes. It has a magnetic clasp to keep the case closed and your iPhone 13 Pro Max protected. The back can be folded to hold the mobile in an angled position for convenient viewing.</text:p>
          </table:table-cell>
        </table:table-row>
        <table:table-row table:style-name="ro1">
          <table:table-cell office:value-type="string">
            <text:p>LC01-98-5014-11</text:p>
          </table:table-cell>
          <table:table-cell office:value-type="string">
            <text:p>Wonderland iPhone 13 Pro Max flip case - Colorbook</text:p>
          </table:table-cell>
          <table:table-cell office:value-type="string">
            <text:p>A iPhone 13 Pro Max case with characteristic print made from durable imitation leather. The Wonderland case features two card slots and a pocket for cash notes. It has a magnetic clasp to keep the case closed and your iPhone 13 Pro Max protected. The back can be folded to hold the mobile in an angled position for convenient viewing.</text:p>
          </table:table-cell>
        </table:table-row>
        <table:table-row table:style-name="ro1">
          <table:table-cell office:value-type="string">
            <text:p>LC01-98-5014-12</text:p>
          </table:table-cell>
          <table:table-cell office:value-type="string">
            <text:p>Wonderland iPhone 13 Pro Max flip case - Sky</text:p>
          </table:table-cell>
          <table:table-cell office:value-type="string">
            <text:p>A iPhone 13 Pro Max case with characteristic print made from durable imitation leather. The Wonderland case features two card slots and a pocket for cash notes. It has a magnetic clasp to keep the case closed and your iPhone 13 Pro Max protected. The back can be folded to hold the mobile in an angled position for convenient viewing.</text:p>
          </table:table-cell>
        </table:table-row>
        <table:table-row table:style-name="ro1">
          <table:table-cell office:value-type="string">
            <text:p>LC01-98-5014-13</text:p>
          </table:table-cell>
          <table:table-cell office:value-type="string">
            <text:p>Wonderland iPhone 13 Pro Max flip case - Painting</text:p>
          </table:table-cell>
          <table:table-cell office:value-type="string">
            <text:p>A iPhone 13 Pro Max case with characteristic print made from durable imitation leather. The Wonderland case features two card slots and a pocket for cash notes. It has a magnetic clasp to keep the case closed and your iPhone 13 Pro Max protected. The back can be folded to hold the mobile in an angled position for convenient viewing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9">02/09/2022</text:date>, <text:time>11:3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9T11:30:04</dc:date>
    <dc:creator>We Pack</dc:creator>
    <meta:generator>OpenOffice/4.1.11$Unix OpenOffice.org_project/4111m1$Build-9808</meta:generator>
    <meta:editing-duration>PT2M7S</meta:editing-duration>
    <meta:editing-cycles>2</meta:editing-cycles>
    <meta:document-statistic meta:table-count="1" meta:cell-count="36" meta:object-count="0"/>
  </office:meta>
</office:document-meta>
</file>